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9" style:family="paragraph" style:parent-style-name="Heading_20_1">
      <style:text-properties officeooo:paragraph-rsid="00e03e4b"/>
    </style:style>
    <style:style style:name="P10" style:family="paragraph" style:parent-style-name="Heading_20_1">
      <style:paragraph-properties fo:break-before="page"/>
      <style:text-properties officeooo:paragraph-rsid="010d33e4"/>
    </style:style>
    <style:style style:name="P11" style:family="paragraph" style:parent-style-name="Standard" style:list-style-name="L3">
      <style:text-properties officeooo:paragraph-rsid="00db78ce"/>
    </style:style>
    <style:style style:name="P12" style:family="paragraph" style:parent-style-name="Text_20_body" style:list-style-name="L1">
      <style:text-properties officeooo:rsid="0037e3a7" officeooo:paragraph-rsid="0037e3a7"/>
    </style:style>
    <style:style style:name="P13" style:family="paragraph" style:parent-style-name="Text_20_body" style:list-style-name="L1">
      <style:text-properties officeooo:rsid="0037e3a7" officeooo:paragraph-rsid="00386e31"/>
    </style:style>
    <style:style style:name="P14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text-properties officeooo:paragraph-rsid="00bcfa06"/>
    </style:style>
    <style:style style:name="P17" style:family="paragraph" style:parent-style-name="Text_20_body" style:list-style-name="L3">
      <style:text-properties officeooo:paragraph-rsid="00bea7ad"/>
    </style:style>
    <style:style style:name="P18" style:family="paragraph" style:parent-style-name="Text_20_body" style:list-style-name="L3">
      <style:text-properties officeooo:paragraph-rsid="002ceae4"/>
    </style:style>
    <style:style style:name="P19" style:family="paragraph" style:parent-style-name="Text_20_body" style:list-style-name="L3">
      <style:text-properties officeooo:paragraph-rsid="00970332"/>
    </style:style>
    <style:style style:name="P20" style:family="paragraph" style:parent-style-name="Text_20_body" style:list-style-name="L3">
      <style:text-properties officeooo:paragraph-rsid="009e2dfb"/>
    </style:style>
    <style:style style:name="P21" style:family="paragraph" style:parent-style-name="Text_20_body" style:list-style-name="L3">
      <style:text-properties officeooo:paragraph-rsid="00a073c0"/>
    </style:style>
    <style:style style:name="P22" style:family="paragraph" style:parent-style-name="Text_20_body" style:list-style-name="L3">
      <style:text-properties officeooo:paragraph-rsid="00a26e62"/>
    </style:style>
    <style:style style:name="P23" style:family="paragraph" style:parent-style-name="Text_20_body" style:list-style-name="L3">
      <style:text-properties officeooo:paragraph-rsid="00ad648a"/>
    </style:style>
    <style:style style:name="P24" style:family="paragraph" style:parent-style-name="Text_20_body" style:list-style-name="L3">
      <style:text-properties officeooo:paragraph-rsid="00b79715"/>
    </style:style>
    <style:style style:name="P25" style:family="paragraph" style:parent-style-name="Text_20_body" style:list-style-name="L3">
      <style:text-properties officeooo:rsid="00b04ca0" officeooo:paragraph-rsid="00c322ab"/>
    </style:style>
    <style:style style:name="P26" style:family="paragraph" style:parent-style-name="Text_20_body" style:list-style-name="L3">
      <style:text-properties officeooo:rsid="00b04ca0" officeooo:paragraph-rsid="00b79715"/>
    </style:style>
    <style:style style:name="P27" style:family="paragraph" style:parent-style-name="Text_20_body" style:list-style-name="L3">
      <style:text-properties officeooo:rsid="00db78ce" officeooo:paragraph-rsid="00db78ce"/>
    </style:style>
    <style:style style:name="P28" style:family="paragraph" style:parent-style-name="Text_20_body" style:list-style-name="L4">
      <style:text-properties officeooo:paragraph-rsid="00d29248"/>
    </style:style>
    <style:style style:name="P29" style:family="paragraph" style:parent-style-name="Text_20_body" style:list-style-name="L4">
      <style:text-properties officeooo:paragraph-rsid="00d3221b"/>
    </style:style>
    <style:style style:name="P30" style:family="paragraph" style:parent-style-name="Text_20_body" style:list-style-name="L4">
      <style:text-properties officeooo:paragraph-rsid="010df2c8"/>
    </style:style>
    <style:style style:name="P31" style:family="paragraph" style:parent-style-name="Text_20_body" style:list-style-name="L5">
      <style:text-properties officeooo:paragraph-rsid="00e4b764"/>
    </style:style>
    <style:style style:name="P32" style:family="paragraph" style:parent-style-name="Text_20_body" style:list-style-name="L5">
      <style:text-properties officeooo:rsid="00d8b1a1" officeooo:paragraph-rsid="00e4b764"/>
    </style:style>
    <style:style style:name="P33" style:family="paragraph" style:parent-style-name="Text_20_body" style:list-style-name="L5">
      <style:text-properties officeooo:rsid="00e7d4eb" officeooo:paragraph-rsid="00e7d4eb"/>
    </style:style>
    <style:style style:name="P34" style:family="paragraph" style:parent-style-name="Text_20_body" style:list-style-name="L6"/>
    <style:style style:name="P35" style:family="paragraph" style:parent-style-name="Text_20_body" style:list-style-name="L6">
      <style:text-properties officeooo:paragraph-rsid="013abf46"/>
    </style:style>
    <style:style style:name="P36" style:family="paragraph" style:parent-style-name="Text_20_body" style:list-style-name="L6">
      <style:text-properties officeooo:paragraph-rsid="014a4fc4"/>
    </style:style>
    <style:style style:name="P37" style:family="paragraph" style:parent-style-name="Text_20_body" style:list-style-name="L6">
      <style:text-properties fo:font-weight="normal" officeooo:rsid="0139d976" officeooo:paragraph-rsid="013abf46" style:font-weight-asian="normal" style:font-weight-complex="normal"/>
    </style:style>
    <style:style style:name="P38" style:family="paragraph" style:parent-style-name="Text_20_body" style:list-style-name="L6">
      <style:text-properties fo:font-weight="normal" officeooo:rsid="01403f39" officeooo:paragraph-rsid="01403f39" style:font-weight-asian="normal" style:font-weight-complex="normal"/>
    </style:style>
    <style:style style:name="P39" style:family="paragraph" style:parent-style-name="Text_20_body" style:list-style-name="L6">
      <style:text-properties officeooo:rsid="013513d3" officeooo:paragraph-rsid="013abf46"/>
    </style:style>
    <style:style style:name="P40" style:family="paragraph" style:parent-style-name="Text_20_body" style:list-style-name="L6">
      <style:text-properties officeooo:rsid="01339102" officeooo:paragraph-rsid="013abf46"/>
    </style:style>
    <style:style style:name="P41" style:family="paragraph" style:parent-style-name="Text_20_body" style:list-style-name="L6">
      <style:text-properties officeooo:rsid="007f87a9" officeooo:paragraph-rsid="013abf46"/>
    </style:style>
    <style:style style:name="P42" style:family="paragraph" style:parent-style-name="Text_20_body" style:list-style-name="L6">
      <style:text-properties officeooo:rsid="00710739" officeooo:paragraph-rsid="013abf46"/>
    </style:style>
    <style:style style:name="P43" style:family="paragraph" style:parent-style-name="Text_20_body" style:list-style-name="L6">
      <style:text-properties officeooo:rsid="007779b5" officeooo:paragraph-rsid="013abf46"/>
    </style:style>
    <style:style style:name="P44" style:family="paragraph" style:parent-style-name="Text_20_body" style:list-style-name="L6">
      <style:text-properties officeooo:rsid="009abba4" officeooo:paragraph-rsid="013abf46"/>
    </style:style>
    <style:style style:name="P45" style:family="paragraph" style:parent-style-name="Text_20_body" style:list-style-name="L6">
      <style:text-properties officeooo:rsid="0031ef6d" officeooo:paragraph-rsid="013abf46"/>
    </style:style>
    <style:style style:name="P46" style:family="paragraph" style:parent-style-name="Text_20_body" style:list-style-name="L6">
      <style:text-properties officeooo:rsid="008f7630" officeooo:paragraph-rsid="013abf46"/>
    </style:style>
    <style:style style:name="P47" style:family="paragraph" style:parent-style-name="Text_20_body" style:list-style-name="L7">
      <style:text-properties officeooo:paragraph-rsid="003bb0e8"/>
    </style:style>
    <style:style style:name="P48" style:family="paragraph" style:parent-style-name="Text_20_body" style:list-style-name="L7">
      <style:text-properties officeooo:paragraph-rsid="003e6a22"/>
    </style:style>
    <style:style style:name="P49" style:family="paragraph" style:parent-style-name="Text_20_body" style:list-style-name="L7">
      <style:text-properties officeooo:paragraph-rsid="0046d56f"/>
    </style:style>
    <style:style style:name="P50" style:family="paragraph" style:parent-style-name="Text_20_body" style:list-style-name="L7">
      <style:text-properties officeooo:paragraph-rsid="0059ce6e"/>
    </style:style>
    <style:style style:name="P51" style:family="paragraph" style:parent-style-name="Text_20_body" style:list-style-name="L7">
      <style:text-properties officeooo:paragraph-rsid="005dbff6"/>
    </style:style>
    <style:style style:name="P52" style:family="paragraph" style:parent-style-name="Text_20_body" style:list-style-name="L7">
      <style:text-properties officeooo:rsid="003e6a22" officeooo:paragraph-rsid="003e6a22"/>
    </style:style>
    <style:style style:name="P53" style:family="paragraph" style:parent-style-name="Text_20_body" style:list-style-name="L7">
      <style:text-properties officeooo:rsid="00b2142c" officeooo:paragraph-rsid="00b2142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fo:font-weight="bold" officeooo:rsid="0139d976" style:font-weight-asian="bold" style:font-weight-complex="bold"/>
    </style:style>
    <style:style style:name="T30" style:family="text">
      <style:text-properties officeooo:rsid="0056e2fa"/>
    </style:style>
    <style:style style:name="T31" style:family="text">
      <style:text-properties officeooo:rsid="0059ce6e"/>
    </style:style>
    <style:style style:name="T32" style:family="text">
      <style:text-properties officeooo:rsid="005a1d87"/>
    </style:style>
    <style:style style:name="T33" style:family="text">
      <style:text-properties officeooo:rsid="005ae2e4"/>
    </style:style>
    <style:style style:name="T34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5" style:family="text">
      <style:text-properties officeooo:rsid="0060650d"/>
    </style:style>
    <style:style style:name="T36" style:family="text">
      <style:text-properties officeooo:rsid="0063d0a2"/>
    </style:style>
    <style:style style:name="T37" style:family="text">
      <style:text-properties officeooo:rsid="007f87a9"/>
    </style:style>
    <style:style style:name="T38" style:family="text">
      <style:text-properties officeooo:rsid="00833da6"/>
    </style:style>
    <style:style style:name="T39" style:family="text">
      <style:text-properties officeooo:rsid="00860550"/>
    </style:style>
    <style:style style:name="T40" style:family="text">
      <style:text-properties officeooo:rsid="009abba4"/>
    </style:style>
    <style:style style:name="T41" style:family="text">
      <style:text-properties officeooo:rsid="00a36109"/>
    </style:style>
    <style:style style:name="T42" style:family="text">
      <style:text-properties officeooo:rsid="00a50bed"/>
    </style:style>
    <style:style style:name="T43" style:family="text">
      <style:text-properties officeooo:rsid="00a61967"/>
    </style:style>
    <style:style style:name="T44" style:family="text">
      <style:text-properties officeooo:rsid="00aa8c94"/>
    </style:style>
    <style:style style:name="T45" style:family="text">
      <style:text-properties officeooo:rsid="00ac5042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2976c8"/>
    </style:style>
    <style:style style:name="T56" style:family="text">
      <style:text-properties officeooo:rsid="012a0ba4"/>
    </style:style>
    <style:style style:name="T57" style:family="text">
      <style:text-properties fo:font-weight="normal" officeooo:rsid="01403f39" style:font-weight-asian="normal" style:font-weight-complex="normal"/>
    </style:style>
    <style:style style:name="T58" style:family="text">
      <style:text-properties officeooo:rsid="0141f8c2"/>
    </style:style>
    <style:style style:name="T59" style:family="text">
      <style:text-properties officeooo:rsid="0147c8b7"/>
    </style:style>
    <style:style style:name="T60" style:family="text">
      <style:text-properties fo:color="#3c3c3c" style:font-name="Monospace" fo:font-size="10pt" fo:background-color="#e8f2fe" loext:char-shading-value="0" style:font-size-asian="10pt"/>
    </style:style>
    <style:style style:name="T61" style:family="text">
      <style:text-properties officeooo:rsid="014a4fc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4269840" text:id="ct64269840">
          <text:insertion>
            <office:change-info>
              <dc:creator>Unknown Author</dc:creator>
              <dc:date>2020-02-25T11:45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7"><text:a xlink:type="simple" xlink:href="#__RefHeading___Toc87_4075986771" text:style-name="Index_20_Link" text:visited-style-name="Index_20_Link">1.1 Декларація з сімейним лікарем<text:tab/>1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1</text:a></text:p>
          <text:p text:style-name="P3"><text:a xlink:type="simple" xlink:href="#__RefHeading___Toc29_3925197696" text:style-name="Index_20_Link" text:visited-style-name="Index_20_Link">3 Направлення<text:tab/>3</text:a></text:p>
          <text:p text:style-name="P3"><text:a xlink:type="simple" xlink:href="#__RefHeading___Toc31_3925197696" text:style-name="Index_20_Link" text:visited-style-name="Index_20_Link">4 Програми медичних гарантій<text:tab/>3</text:a></text:p>
          <text:p text:style-name="P3"><text:a xlink:type="simple" xlink:href="#__RefHeading___Toc81_4075986771" text:style-name="Index_20_Link" text:visited-style-name="Index_20_Link">5 План другої хвилі<text:tab/>3</text:a></text:p>
          <text:p text:style-name="P7"><text:a xlink:type="simple" xlink:href="#__RefHeading___Toc33_3925197696" text:style-name="Index_20_Link" text:visited-style-name="Index_20_Link">5.1 Госпіталізація пацієнта та виписка з стаціонару<text:tab/>3</text:a></text:p>
          <text:p text:style-name="P7"><text:a xlink:type="simple" xlink:href="#__RefHeading___Toc83_4075986771" text:style-name="Index_20_Link" text:visited-style-name="Index_20_Link">5.2 Кабінет пацієнта<text:tab/>3</text:a></text:p>
          <text:p text:style-name="P3"><text:a xlink:type="simple" xlink:href="#__RefHeading___Toc3647_4075986771" text:style-name="Index_20_Link" text:visited-style-name="Index_20_Link">6 Технічні документи<text:tab/>3</text:a></text:p>
          <text:p text:style-name="P3"><text:a xlink:type="simple" xlink:href="#__RefHeading___Toc199_4075986771" text:style-name="Index_20_Link" text:visited-style-name="Index_20_Link">7 МІС<text:tab/>5</text:a></text:p>
          <text:p text:style-name="P7"><text:a xlink:type="simple" xlink:href="#__RefHeading___Toc5206_4075986771" text:style-name="Index_20_Link" text:visited-style-name="Index_20_Link">7.1 Реалізація FHIR<text:tab/>5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3776609085" text:style-name="L1">
        <text:list-item>
          <text:p text:style-name="P12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2">Персони</text:p>
          <text:list>
            <text:list-item>
              <text:p text:style-name="P12">Неідентифіковані</text:p>
            </text:list-item>
            <text:list-item>
              <text:p text:style-name="P13">Переведення неідентифікованих в ідентифікованих</text:p>
            </text:list-item>
            <text:list-item>
              <text:p text:style-name="P12">Ідентифіковані</text:p>
            </text:list-item>
          </text:list>
        </text:list-item>
      </text:list>
      <text:h text:style-name="Heading_20_2" text:outline-level="2"><text:bookmark-start text:name="__RefHeading___Toc87_4075986771"/><text:bookmark-start text:name="__RefNumPara__210_4075986771"/>Декларація <text:span text:style-name="T8">з сімейним лікарем</text:span><text:bookmark-end text:name="__RefHeading___Toc87_4075986771"/><text:bookmark-end text:name="__RefNumPara__210_4075986771"/></text:h>
      <text:list xml:id="list989179062" text:style-name="L2">
        <text:list-item>
          <text:list>
            <text:list-item>
              <text:p text:style-name="P14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1344655624" text:style-name="L3">
        <text:list-item>
          <text:p text:style-name="P15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15"><text:a xlink:type="simple" xlink:href="https://e-health-ua.atlassian.net/wiki/spaces/EH/pages/583402009/Medical+Events+Dictionaries" text:style-name="Internet_20_link" text:visited-style-name="Visited_20_Internet_20_Link">Medical Events Dictionaries</text:a></text:p>
            </text:list-item>
            <text:list-item>
              <text:p text:style-name="P15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6">Взаємодія/Зустріч/<text:span text:style-name="T35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6">API</text:span></text:a><text:span text:style-name="T36">, </text:span><text:a xlink:type="simple" xlink:href="https://www.hl7.org/fhir/encounter.html" text:style-name="Internet_20_link" text:visited-style-name="Visited_20_Internet_20_Link"><text:span text:style-name="T36">FHIR</text:span></text:a><text:span text:style-name="T36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6">UA</text:span></text:a><text:span text:style-name="T36">), </text:span><text:a xlink:type="simple" xlink:href="../../../../../../../../../../../../f/json/ehealthmedicaleventsapi/encounter.json" text:style-name="Internet_20_link" text:visited-style-name="Visited_20_Internet_20_Link"><text:span text:style-name="T36">JSON</text:span></text:a>,</text:p>
              <text:list>
                <text:list-item>
                  <text:p text:style-name="P17"><text:soft-page-break/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</text:list-item>
              </text:list>
            </text:list-item>
            <text:list-item>
              <text:p text:style-name="P18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9">API</text:span></text:a><text:span text:style-name="T39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9">dummy</text:span></text:a><text:span text:style-name="T39">), </text:span><text:a xlink:type="simple" xlink:href="https://www.hl7.org/fhir/condi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condition.json" text:style-name="Internet_20_link" text:visited-style-name="Visited_20_Internet_20_Link"><text:span text:style-name="T39">JSON</text:span></text:a><text:span text:style-name="T39">, JSON2, </text:span><text:a xlink:type="simple" xlink:href="../../../../../../../../../../../../f/json/ehealthmedicaleventsapi/condition-sample.json" text:style-name="Internet_20_link" text:visited-style-name="Visited_20_Internet_20_Link"><text:span text:style-name="T39">JSON3</text:span></text:a></text:p>
            </text:list-item>
            <text:list-item>
              <text:p text:style-name="P19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9">, </text:span><text:a xlink:type="simple" xlink:href="https://www.hl7.org/fhir/observ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observation.json" text:style-name="Internet_20_link" text:visited-style-name="Visited_20_Internet_20_Link"><text:span text:style-name="T39">JSON</text:span></text:a></text:p>
            </text:list-item>
            <text:list-item>
              <text:p text:style-name="P20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9">, </text:span><text:a xlink:type="simple" xlink:href="https://www.hl7.org/fhir/diagnosticreport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diagnosticreport.json" text:style-name="Internet_20_link" text:visited-style-name="Visited_20_Internet_20_Link"><text:span text:style-name="T39">JSON</text:span></text:a><text:span text:style-name="T39">, </text:span><text:a xlink:type="simple" xlink:href="../../../../../../../../../../../../f/json/ehealthmedicaleventsapi/diagnosticreport_d.json" text:style-name="Internet_20_link" text:visited-style-name="Visited_20_Internet_20_Link"><text:span text:style-name="T39">JSON2</text:span></text:a></text:p>
            </text:list-item>
            <text:list-item>
              <text:p text:style-name="P21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2"><text:span text:style-name="T41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9">, </text:span><text:a xlink:type="simple" xlink:href="https://www.hl7.org/fhir/medicationadministr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medicationadministration.json" text:style-name="Internet_20_link" text:visited-style-name="Visited_20_Internet_20_Link"><text:span text:style-name="T39">JSON</text:span></text:a></text:p>
              <text:list>
                <text:list-item>
                  <text:p text:style-name="P23"><text:span text:style-name="T43">С</text:span>відчення <text:span text:style-name="T43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2">API</text:span></text:a><text:span text:style-name="T42">, </text:span><text:a xlink:type="simple" xlink:href="https://www.hl7.org/fhir/medicationstatement.html" text:style-name="Internet_20_link" text:visited-style-name="Visited_20_Internet_20_Link"><text:span text:style-name="T42">FHIR</text:span></text:a><text:span text:style-name="T42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2">UA</text:span></text:a><text:span text:style-name="T42">), </text:span><text:a xlink:type="simple" xlink:href="http://localhost:8046/f/json/ehealthmedicaleventsapi/medicationstatement.json" text:style-name="Internet_20_link" text:visited-style-name="Visited_20_Internet_20_Link"><text:span text:style-name="T42">JSON</text:span></text:a><text:span text:style-name="T42">, </text:span><text:a xlink:type="simple" xlink:href="http://localhost:8046/f/json/ehealthmedicaleventsapi/ms_d.json" text:style-name="Internet_20_link" text:visited-style-name="Visited_20_Internet_20_Link"><text:span text:style-name="T42">JSON</text:span></text:a><text:a xlink:type="simple" xlink:href="http://localhost:8046/f/json/ehealthmedicaleventsapi/ms_d.json" text:style-name="Internet_20_link" text:visited-style-name="Visited_20_Internet_20_Link"><text:span text:style-name="T42">2</text:span></text:a></text:p>
                </text:list-item>
              </text:list>
            </text:list-item>
          </text:list>
        </text:list-item>
        <text:list-item>
          <text:p text:style-name="P23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4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5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6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7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11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11"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11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11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11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11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11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11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11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10" text:outline-level="1"><text:bookmark-start text:name="__RefHeading___Toc29_3925197696"/><text:bookmark-start text:name="__RefNumPara__201_4075986771"/>Направлення<text:bookmark-end text:name="__RefHeading___Toc29_3925197696"/><text:bookmark-end text:name="__RefNumPara__201_4075986771"/></text:h>
      <text:list xml:id="list292618517" text:style-name="L4">
        <text:list-item>
          <text:p text:style-name="P28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29"><text:span text:style-name="T44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4">в</text:span></text:a><text:a xlink:type="simple" xlink:href="https://e-health-ua.atlassian.net/wiki/spaces/EH/pages/583403204" text:style-name="Internet_20_link" text:visited-style-name="Visited_20_Internet_20_Link"><text:span text:style-name="T44">имоги до програм</text:span></text:a><text:span text:style-name="T44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4">API</text:span></text:a></text:p>
            </text:list-item>
            <text:list-item>
              <text:p text:style-name="P30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5">API, </text:span><text:a xlink:type="simple" xlink:href="../../../../../../../../../../../../f/json/ehealthmedicaleventsapi/servicerequest.json" text:style-name="Internet_20_link" text:visited-style-name="Visited_20_Internet_20_Link"><text:span text:style-name="T45">JSON</text:span></text:a></text:p>
            </text:list-item>
            <text:list-item>
              <text:p text:style-name="P30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1593486348" text:style-name="L5">
        <text:list-item>
          <text:p text:style-name="P32">Доступні ліки</text:p>
          <text:list>
            <text:list-item>
              <text:p text:style-name="P31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3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8" text:outline-level="1"><text:bookmark-start text:name="__RefHeading___Toc3647_4075986771"/>Технічні документи<text:bookmark-end text:name="__RefHeading___Toc3647_4075986771"/></text:h>
      <text:list xml:id="list1677365733" text:style-name="L6">
        <text:list-item>
          <text:p text:style-name="P35"><text:span text:style-name="T28">К</text:span><text:span text:style-name="T29">абінет міністрів </text:span></text:p>
          <text:list>
            <text:list-item>
              <text:p text:style-name="P37"><text:a xlink:type="simple" xlink:href="http://search.ligazakon.ua/l_doc2.nsf/link1/KP200065.html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 (КАБІНЕТ МІНІСТРІВ УКРАЇНИ ПОСТАНОВА від 5 лютого 2020 р. N 65)</text:p>
            </text:list-item>
          </text:list>
        </text:list-item>
        <text:list-item>
          <text:p text:style-name="P37"><text:span text:style-name="T28">НСЗУ</text:span><text:span text:style-name="T37"> інформація </text:span></text:p>
          <text:list>
            <text:list-item>
              <text:p text:style-name="P34"><text:span text:style-name="T57">Технічні зізвони</text:span><text:change-start text:change-id="ct64269840"/><text:span text:style-name="T57"> </text:span><text:change-end text:change-id="ct64269840"/></text:p>
              <text:list>
                <text:list-item>
                  <text:p text:style-name="P38"><text:a xlink:type="simple" xlink:href="https://drive.google.com/drive/folders/1qtD2gl3FtaDPQPdzXHT0YtPeTgQaMj26" text:style-name="Internet_20_link" text:visited-style-name="Visited_20_Internet_20_Link">2020.02.24 — </text:a><text:a xlink:type="simple" xlink:href="https://drive.google.com/drive/folders/1qtD2gl3FtaDPQPdzXHT0YtPeTgQaMj26" text:style-name="Internet_20_link" text:visited-style-name="Visited_20_Internet_20_Link"><text:span text:style-name="T58">Воркшоп Стаціонар</text:span></text:a></text:p>
                </text:list-item>
              </text:list>
            </text:list-item>
            <text:list-item>
              <text:p text:style-name="P35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35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35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35"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35"><text:soft-page-break/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37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  <text:list>
                <text:list-item>
                  <text:p text:style-name="P37"><text:a xlink:type="simple" xlink:href="https://zakon.rada.gov.ua/laws/show/65-2020-п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</text:p>
                </text:list-item>
                <text:list-item>
                  <text:p text:style-name="P37"><text:a xlink:type="simple" xlink:href="https://e-health-ua.atlassian.net/wiki/spaces/EH/pages/784433153/Person+Requests+tests" text:style-name="Internet_20_link" text:visited-style-name="Visited_20_Internet_20_Link">Person Requests tests</text:a></text:p>
                </text:list-item>
                <text:list-item>
                  <text:p text:style-name="P37"><text:a xlink:type="simple" xlink:href="https://e-health-ua.atlassian.net/wiki/spaces/EH/pages/786333718" text:style-name="Internet_20_link" text:visited-style-name="Visited_20_Internet_20_Link">Рекомендовані переклади атрибутів</text:a></text:p>
                </text:list-item>
              </text:list>
            </text:list-item>
            <text:list-item>
              <text:p text:style-name="P37"><text:a xlink:type="simple" xlink:href="https://docs.google.com/spreadsheets/d/1m7lUk0ccDORlJ2tdYBVFOE6Il5Zl8NUe745ltCoIpao/edit#gid=466037238" text:style-name="Internet_20_link" text:visited-style-name="Visited_20_Internet_20_Link">Операційний план підготовки ЕСОЗ до 2020 v3</text:a></text:p>
            </text:list-item>
            <text:list-item>
              <text:p text:style-name="P35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35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35"><text:a xlink:type="simple" xlink:href="https://e-health-ua.atlassian.net/wiki/spaces/EH/pages/583402293/Service+Request+Dictionaries+and+configurable+parameters" text:style-name="Internet_20_link" text:visited-style-name="Visited_20_Internet_20_Link">Service Request Dictionaries and configurable parameters</text:a></text:p>
                  <text:list>
                    <text:list-item>
                      <text:p text:style-name="P35"><text:span text:style-name="T59">Першоджерела</text:span> JSON: <text:a xlink:type="simple" xlink:href="../../../../../../../../../../../../f/c/9/services.json" text:style-name="Internet_20_link" text:visited-style-name="Visited_20_Internet_20_Link">/f/c/9/services.json</text:a>, <text:a xlink:type="simple" xlink:href="https://api-preprod.ehealth.gov.ua/api/services" text:style-name="Internet_20_link" text:visited-style-name="Visited_20_Internet_20_Link">https://api-preprod.ehealth.gov.ua/api/services </text:a></text:p>
                    </text:list-item>
                  </text:list>
                </text:list-item>
                <text:list-item>
                  <text:p text:style-name="P35"><text:a xlink:type="simple" xlink:href="https://docs.google.com/document/d/1x_cJQiFqAf5sVmVkE8sgATlJQ-JQUXxlzwYYtXJAcs0/edit#heading=h.97fdydheos44" text:style-name="Internet_20_link" text:visited-style-name="Visited_20_Internet_20_Link">Events 1st phase</text:a></text:p>
                </text:list-item>
                <text:list-item>
                  <text:p text:style-name="P35"><text:a xlink:type="simple" xlink:href="https://docs.google.com/document/d/1XxqgkPtyoKb17wS3ACFrcjNV6IDiXK8cFwuyobZnDZA/edit" text:style-name="Internet_20_link" text:visited-style-name="Visited_20_Internet_20_Link">medical events phase 1</text:a></text:p>
                </text:list-item>
                <text:list-item>
                  <text:p text:style-name="P35"><text:a xlink:type="simple" xlink:href="https://docs.google.com/spreadsheets/d/1PLx4FwofYwPFiOtk1pdgA_KBUvH9E5GQMB21BnpWzFQ/edit#gid=0" text:style-name="Internet_20_link" text:visited-style-name="Visited_20_Internet_20_Link">patient summary vs national forms</text:a><text:line-break/>MINIMUM/NON- EXHAUSTIVE PATIENT SUMMARY DATASET FOR ELECTRONIC EXCHANGE IN ACCORDANCE WITH THE CROSS-BORDER DIRECTIVE 2011/24/EU<text:tab/>Форма 025/о<text:tab/>HL7 FHIR</text:p>
                </text:list-item>
                <text:list-item>
                  <text:p text:style-name="P37"><text:a xlink:type="simple" xlink:href="https://docs.google.com/spreadsheets/d/1ruKonC5-2hMj8B6SgD1oJ8mAywkgHlBNj7jMR21d9aM/edit?ts=5c13e00c#gid=0" text:style-name="Internet_20_link" text:visited-style-name="Visited_20_Internet_20_Link">ME dictionary values</text:a></text:p>
                </text:list-item>
              </text:list>
            </text:list-item>
            <text:list-item>
              <text:p text:style-name="P39">apiary</text:p>
              <text:list>
                <text:list-item>
                  <text:p text:style-name="P39"><text:a xlink:type="simple" xlink:href="https://ehealthmedicaleventsapi.docs.apiary.io/" text:style-name="Internet_20_link" text:visited-style-name="Visited_20_Internet_20_Link">https://ehealthmedicaleventsapi.docs.apiary.io/</text:a></text:p>
                </text:list-item>
                <text:list-item>
                  <text:p text:style-name="P39"><text:a xlink:type="simple" xlink:href="https://uaehealthapi.docs.apiary.io/" text:style-name="Internet_20_link" text:visited-style-name="Visited_20_Internet_20_Link">https://uaehealthapi.docs.apiary.io</text:a></text:p>
                </text:list-item>
                <text:list-item>
                  <text:p text:style-name="P39"><text:a xlink:type="simple" xlink:href="https://medicaleventsmisapi.docs.apiary.io/" text:style-name="Internet_20_link" text:visited-style-name="Visited_20_Internet_20_Link">https://medicaleventsmisapi.docs.apiary.io/</text:a></text:p>
                  <text:list>
                    <text:list-item>
                      <text:p text:style-name="P39"><text:a xlink:type="simple" xlink:href="https://ehealthmisapi1.docs.apiary.io/" text:style-name="Internet_20_link" text:visited-style-name="Visited_20_Internet_20_Link">https://ehealthmisapi1.docs.apiary.io/</text:a></text:p>
                    </text:list-item>
                    <text:list-item>
                      <text:p text:style-name="P39"/>
                    </text:list-item>
                  </text:list>
                </text:list-item>
              </text:list>
            </text:list-item>
            <text:list-item>
              <text:p text:style-name="P40">github</text:p>
              <text:list>
                <text:list-item>
                  <text:p text:style-name="P40"><text:a xlink:type="simple" xlink:href="https://github.com/ehealth-ua/api-spec/blob/master/apiary.apib" text:style-name="Internet_20_link" text:visited-style-name="Visited_20_Internet_20_Link">https://github.com/ehealth-ua/api-spec/blob/master/apiary.apib</text:a></text:p>
                </text:list-item>
              </text:list>
            </text:list-item>
            <text:list-item>
              <text:p text:style-name="P35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35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41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41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41"><text:soft-page-break/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8">підключені МІСи</text:span></text:a></text:p>
              <text:list>
                <text:list-item>
                  <text:p text:style-name="P35"><text:span text:style-name="T37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35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35"><text:span text:style-name="T56">S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5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40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36"><text:a xlink:type="simple" xlink:href="https://drive.google.com/file/d/1IS9W2GsuDWxKbM70SoIQmrJtZpBM4icO/view?ths=true" text:style-name="Internet_20_link" text:visited-style-name="Visited_20_Internet_20_Link"><text:span text:style-name="T61">драфт ТВ до МІС 25.02_v6.docx</text:span></text:a></text:p>
              <text:list>
                <text:list-item>
                  <text:p text:style-name="P36"><text:a xlink:type="simple" xlink:href="https://docs.google.com/document/d/1l89emOBIfY1nvCwBdi1zTarcFTdFRJnU/edit#heading=h.cry6jqy56pjl" text:style-name="Internet_20_link" text:visited-style-name="Visited_20_Internet_20_Link">драфт ТВ до МІС 31.01_v4</text:a>, <text:a xlink:type="simple" xlink:href="https://docs.google.com/document/d/1-qmSxHwND5PkR4-_dRdardjIse24eD2a/edit?ts=5e3bde06#" text:style-name="Internet_20_link" text:visited-style-name="Visited_20_Internet_20_Link">драфт ТВ до МІС 31.01_v3</text:a>, 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  </text:list-item>
                <text:list-item>
                  <text:p text:style-name="P42">Зміст</text:p>
                  <text:list>
                    <text:list-item>
                      <text:p text:style-name="P43">Загальні, безпека, функціональні вимоги.</text:p>
                    </text:list-item>
                    <text:list-item>
                      <text:p text:style-name="P44">(3.1.) Модуль “Робоче місце лікаря первинної медичної допомоги”</text:p>
                    </text:list-item>
                    <text:list-item>
                      <text:p text:style-name="P45"><text:span text:style-name="T40">(</text:span>3.3.<text:span text:style-name="T40">)</text:span> Модуль “Адміністративний модуль аптечного закладу”</text:p>
                    </text:list-item>
                    <text:list-item>
                      <text:p text:style-name="P45"><text:span text:style-name="T40">(</text:span>3.4.<text:span text:style-name="T40">)</text:span> Модуль “Робоче місце фармацевта”</text:p>
                    </text:list-item>
                  </text:list>
                </text:list-item>
                <text:list-item>
                  <text:p text:style-name="P45"><text:a xlink:type="simple" xlink:href="../ПМД.%20ТЕХНІЧНІ%20ВИМОГИ" text:style-name="Internet_20_link" text:visited-style-name="Visited_20_Internet_20_Link">ПМД. ТЕХНІЧНІ ВИМОГИ</text:a></text:p>
                </text:list-item>
              </text:list>
            </text:list-item>
            <text:list-item>
              <text:p text:style-name="P45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</text:list-item>
            <text:list-item>
              <text:p text:style-name="P45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45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5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6"><text:span text:style-name="T22">Асоціація МІС</text:span> інформація</text:p>
          <text:list>
            <text:list-item>
              <text:p text:style-name="P46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6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6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9" text:outline-level="1"><text:bookmark-start text:name="__RefHeading___Toc199_4075986771"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136106456" text:style-name="L7">
        <text:list-item>
          <text:p text:style-name="P47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48"><text:span text:style-name="T30">Шаблони керування ресурсами, </text:span><text:a xlink:type="simple" xlink:href="https://www.hl7.org/fhir/definition.html" text:style-name="Internet_20_link" text:visited-style-name="Visited_20_Internet_20_Link"><text:span text:style-name="T30">Definition</text:span></text:a></text:p>
              <text:list>
                <text:list-item>
                  <text:p text:style-name="P49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50"><text:bookmark-start text:name="__RefNumPara__4905_4075986771"/><text:span text:style-name="T31">Замовлення на дію чи послугу, </text:span><text:a xlink:type="simple" xlink:href="https://www.hl7.org/fhir/request.html" text:style-name="Internet_20_link" text:visited-style-name="Visited_20_Internet_20_Link"><text:span text:style-name="T31">Request</text:span></text:a><text:a xlink:type="simple" xlink:href="https://www.hl7.org/fhir/request.html" text:style-name="Internet_20_link" text:visited-style-name="Visited_20_Internet_20_Link"><text:span text:style-name="T31">s</text:span></text:a><text:span text:style-name="T31"> — </text:span><text:a xlink:type="simple" xlink:href="https://www.hl7.org/fhir/request.html" text:style-name="Internet_20_link" text:visited-style-name="Visited_20_Internet_20_Link"><text:span text:style-name="T31">FHIR</text:span></text:a><text:span text:style-name="T3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1">UA</text:span></text:a><text:span text:style-name="T31">)</text:span><text:bookmark-end text:name="__RefNumPara__4905_4075986771"/></text:p>
              <text:list>
                <text:list-item>
                  <text:p text:style-name="P52"><text:soft-page-break/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52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51"><text:span text:style-name="T26">П</text:span><text:span text:style-name="T27">лан надання допомоги</text:span><text:span text:style-name="T18">, </text:span><text:span text:style-name="T34">C</text:span><text:a xlink:type="simple" xlink:href="https://www.hl7.org/fhir/careplan.html" text:style-name="Internet_20_link" text:visited-style-name="Visited_20_Internet_20_Link"><text:span text:style-name="T33">arePlan</text:span></text:a><text:span text:style-name="T33"> — лист призначень, обстежень</text:span></text:p>
                </text:list-item>
              </text:list>
            </text:list-item>
            <text:list-item>
              <text:p text:style-name="P52"><text:span text:style-name="T32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53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48"><text:bookmark-start text:name="__RefNumPara__4049_4075986771"/><text:span text:style-name="T46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6">FHIR</text:span></text:a><text:span text:style-name="T46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6">UA</text:span></text:a><text:span text:style-name="T46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/<text:page-count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2-29T17:29:42.052430790</dc:date>
    <meta:editing-duration>P4DT13H39M32S</meta:editing-duration>
    <meta:editing-cycles>303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6" meta:paragraph-count="130" meta:word-count="791" meta:character-count="6120" meta:non-whitespace-character-count="5535"/>
  </office:meta>
</office:document-meta>
</file>